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56E000004264028F9A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07-11-2015</text:span></text:p>
          </draw:text-box>
        </draw:frame>
        <draw:frame presentation:style-name="pr2" draw:layer="layout" svg:width="25.199cm" svg:height="3.506cm" svg:x="1.4cm" svg:y="4.114cm" presentation:class="title" presentation:user-transformed="true">
          <draw:text-box>
            <text:p><text:span text:style-name="T2">CRDS / DMS / Archive</text:span><text:span text:style-name="T2"><text:line-break/></text:span><text:span text:style-name="T2">Web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DS : Dataset Archive</text:p>
                <text:list>
                  <text:list-item>
                    <text:p>Dataset archive provides CRDS with reference file matching parameters and dataset IDs per instrument</text:p>
                  </text:list-item>
                </text:list>
              </text:list-item>
              <text:list-item>
                <text:p>CRDS : Pipeline Reprocessing</text:p>
                <text:list>
                  <text:list-item>
                    <text:p>CRDS outputs dataset IDs which are candidates for reprocessing based on new or changed references</text:p>
                  </text:list-item>
                </text:list>
              </text:list-item>
              <text:list-item>
                <text:p>Archive UI : CRDS</text:p>
                <text:list>
                  <text:list-item>
                    <text:p>CRDS defines best references for requested user dataset I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7.484cm" svg:height="20.999cm" svg:x="0.382cm" svg:y="0.045cm">
          <draw:image xlink:href="Pictures/200000020000056E000004264028F9A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es a “Dataset ID” look like?</text:p>
                <text:list>
                  <text:list-item>
                    <text:p>Who does it matter to?</text:p>
                  </text:list-item>
                  <text:list-item>
                    <text:p>&lt;association&gt; : &lt;exposure&gt; (?)</text:p>
                  </text:list-item>
                  <text:list-item>
                    <text:p>FileSetName <text:span text:style-name="T3">(JW&lt;PPPPP&gt;&lt;OOO&gt;&lt;VVV&gt;_&lt;GGSAA&gt;_&lt;EEEEE&gt;)</text:span></text:p>
                  </text:list-item>
                </text:list>
              </text:list-item>
              <text:list-item>
                <text:p>How do we name dataset parameters?</text:p>
                <text:list>
                  <text:list-item>
                    <text:p>FITS keywords?</text:p>
                  </text:list-item>
                  <text:list-item>
                    <text:p>JWST Data Model path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dd Miller</meta:initial-creator>
    <meta:creation-date>2015-07-10T16:38:18.133588330</meta:creation-date>
    <dc:date>2015-07-10T17:27:05.880598013</dc:date>
    <dc:creator>Todd Miller</dc:creator>
    <meta:editing-duration>PT8M59S</meta:editing-duration>
    <meta:editing-cycles>4</meta:editing-cycles>
    <meta:generator>LibreOffice/4.3.7.2$Linux_X86_64 LibreOffice_project/430$Build-2</meta:generator>
    <meta:document-statistic meta:object-count="37"/>
  </office:meta>
</office:document-meta>
</file>